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ext" style:name="ac272b7">
      <style:text-properties/>
    </style:style>
    <style:style style:family="paragraph" style:list-style-name="L1" style:name="a85a5c0" style:parent-style-name="ListParagraph">
      <style:paragraph-properties/>
      <style:text-properties fo:background-color="#92D050" fo:color="#FF0000"/>
    </style:style>
    <style:style style:family="paragraph" style:list-style-name="L1" style:name="aee6921" style:parent-style-name="ListParagraph">
      <style:paragraph-properties/>
      <style:text-properties fo:background-color="#92D050" fo:color="#FF0000"/>
    </style:style>
    <style:style style:family="paragraph" style:list-style-name="L1" style:name="a84e088" style:parent-style-name="ListParagraph">
      <style:paragraph-properties/>
      <style:text-properties fo:background-color="#92D050" fo:color="#FF0000"/>
    </style:style>
    <style:style style:family="paragraph" style:list-style-name="L1" style:name="a32bfeb" style:parent-style-name="ListParagraph">
      <style:paragraph-properties/>
      <style:text-properties fo:background-color="#92D050" fo:color="#FF0000"/>
    </style:style>
    <style:style style:family="paragraph" style:list-style-name="L1" style:name="a88b708" style:parent-style-name="ListParagraph">
      <style:paragraph-properties/>
      <style:text-properties fo:background-color="#92D050" fo:color="#FF0000"/>
    </style:style>
    <style:style style:family="paragraph" style:list-style-name="L1" style:name="abbfa2a" style:parent-style-name="ListParagraph">
      <style:paragraph-properties/>
      <style:text-properties fo:background-color="#92D050" fo:color="#FF0000"/>
    </style:style>
    <style:style style:family="paragraph" style:list-style-name="L1" style:name="a53da11" style:parent-style-name="ListParagraph">
      <style:paragraph-properties/>
      <style:text-properties fo:background-color="#92D050" fo:color="#FF0000"/>
    </style:style>
    <style:style style:family="paragraph" style:list-style-name="L1" style:name="aa694d6" style:parent-style-name="ListParagraph">
      <style:paragraph-properties/>
      <style:text-properties fo:background-color="#92D050" fo:color="#FF0000"/>
    </style:style>
    <style:style style:family="paragraph" style:list-style-name="L1" style:name="a232064" style:parent-style-name="ListParagraph">
      <style:paragraph-properties/>
      <style:text-properties fo:background-color="#92D050" fo:color="#FF0000"/>
    </style:style>
    <style:style style:family="paragraph" style:list-style-name="L1" style:name="ad44fd7" style:parent-style-name="ListParagraph">
      <style:paragraph-properties/>
      <style:text-properties fo:background-color="#92D050" fo:color="#FF0000"/>
    </style:style>
    <style:style style:family="paragraph" style:list-style-name="L1" style:name="ad4266e" style:parent-style-name="ListParagraph">
      <style:paragraph-properties/>
      <style:text-properties fo:background-color="#92D050" fo:color="#FF0000"/>
    </style:style>
    <style:style style:family="paragraph" style:list-style-name="L1" style:name="a640337" style:parent-style-name="ListParagraph">
      <style:paragraph-properties/>
      <style:text-properties fo:background-color="#92D050" fo:color="#FF0000"/>
    </style:style>
    <style:style style:family="paragraph" style:list-style-name="L1" style:name="a6789fa" style:parent-style-name="ListParagraph">
      <style:paragraph-properties/>
      <style:text-properties fo:background-color="#92D050" fo:color="#FF0000"/>
    </style:style>
    <style:style style:family="paragraph" style:list-style-name="L1" style:name="aa29966" style:parent-style-name="ListParagraph">
      <style:paragraph-properties/>
      <style:text-properties fo:background-color="#92D050" fo:color="#FF0000"/>
    </style:style>
    <style:style style:family="paragraph" style:list-style-name="L1" style:name="aad38fa" style:parent-style-name="ListParagraph">
      <style:paragraph-properties/>
      <style:text-properties fo:background-color="#92D050" fo:color="#FF0000"/>
    </style:style>
    <style:style style:family="text" style:name="ac36fee">
      <style:text-properties fo:background-color="#92D050" fo:color="#FF0000"/>
    </style:style>
    <style:style style:family="text" style:name="a2b2b8e">
      <style:text-properties fo:background-color="#92D050" fo:color="#FF0000"/>
    </style:style>
    <style:style style:family="paragraph" style:list-style-name="L1" style:name="adf5576" style:parent-style-name="ListParagraph">
      <style:paragraph-properties/>
    </style:style>
    <style:style style:family="text" style:name="aedde10">
      <style:text-properties fo:background-color="#92D050" fo:color="#FF0000"/>
    </style:style>
    <style:style style:family="text" style:name="af112b2">
      <style:text-properties fo:background-color="#92D050" fo:color="#FF0000"/>
    </style:style>
    <style:style style:family="paragraph" style:list-style-name="L1" style:name="a7e0c24" style:parent-style-name="ListParagraph">
      <style:paragraph-properties/>
    </style:style>
    <style:style style:family="text" style:name="afff5d1">
      <style:text-properties fo:background-color="#92D050" fo:color="#FF0000"/>
    </style:style>
    <style:style style:family="text" style:name="a65b2e5">
      <style:text-properties fo:background-color="#92D050" fo:color="#FF0000"/>
    </style:style>
    <style:style style:family="paragraph" style:list-style-name="L1" style:name="a4f7b21" style:parent-style-name="ListParagraph">
      <style:paragraph-properties/>
    </style:style>
    <style:style style:family="text" style:name="a43848f">
      <style:text-properties fo:background-color="#92D050" fo:color="#FF0000"/>
    </style:style>
    <style:style style:family="text" style:name="ae7cbaa">
      <style:text-properties fo:background-color="#92D050" fo:color="#FF0000"/>
    </style:style>
    <style:style style:family="paragraph" style:list-style-name="L1" style:name="a443b18" style:parent-style-name="ListParagraph">
      <style:paragraph-properties/>
    </style:style>
    <style:style style:family="text" style:name="ad9302c">
      <style:text-properties fo:background-color="#92D050" fo:color="#FF0000"/>
    </style:style>
    <style:style style:family="text" style:name="a1a759d">
      <style:text-properties fo:background-color="#92D050" fo:color="#FF0000"/>
    </style:style>
    <style:style style:family="paragraph" style:list-style-name="L1" style:name="a7d1d47" style:parent-style-name="ListParagraph">
      <style:paragraph-properties/>
    </style:style>
    <style:style style:family="text" style:name="a84fffe">
      <style:text-properties fo:background-color="#92D050" fo:color="#FF0000"/>
    </style:style>
    <style:style style:family="text" style:name="af7efd9">
      <style:text-properties fo:background-color="#92D050" fo:color="#FF0000"/>
    </style:style>
    <style:style style:family="paragraph" style:list-style-name="L1" style:name="a6d20ce" style:parent-style-name="ListParagraph">
      <style:paragraph-properties/>
    </style:style>
    <style:style style:family="text" style:name="ab547fd">
      <style:text-properties fo:background-color="#92D050" fo:color="#FF0000"/>
    </style:style>
    <style:style style:family="text" style:name="a77533d">
      <style:text-properties fo:background-color="#92D050" fo:color="#FF0000"/>
    </style:style>
    <style:style style:family="paragraph" style:list-style-name="L1" style:name="a97454e" style:parent-style-name="ListParagraph">
      <style:paragraph-properties/>
    </style:style>
    <style:style style:family="text" style:name="a353c5b">
      <style:text-properties fo:background-color="#92D050" fo:color="#FF0000"/>
    </style:style>
    <style:style style:family="text" style:name="ae78171">
      <style:text-properties fo:background-color="#92D050" fo:color="#FF0000"/>
    </style:style>
    <style:style style:family="paragraph" style:list-style-name="L1" style:name="a7120e0" style:parent-style-name="ListParagraph">
      <style:paragraph-properties/>
    </style:style>
    <style:style style:family="text" style:name="af1b34d">
      <style:text-properties fo:background-color="#92D050" fo:color="#FF0000"/>
    </style:style>
    <style:style style:family="text" style:name="a44e5cb">
      <style:text-properties fo:background-color="#92D050" fo:color="#FF0000"/>
    </style:style>
    <style:style style:family="paragraph" style:list-style-name="L1" style:name="a145f52" style:parent-style-name="ListParagraph">
      <style:paragraph-properties/>
    </style:style>
    <style:style style:family="text" style:name="ac3db47">
      <style:text-properties fo:background-color="#92D050" fo:color="#FF0000"/>
    </style:style>
    <style:style style:family="text" style:name="acaddf5">
      <style:text-properties fo:background-color="#92D050" fo:color="#FF0000"/>
    </style:style>
    <style:style style:family="paragraph" style:list-style-name="L1" style:name="aa290ba" style:parent-style-name="ListParagraph">
      <style:paragraph-properties/>
    </style:style>
    <style:style style:family="text" style:name="a5aeb65">
      <style:text-properties fo:background-color="#92D050" fo:color="#FF0000"/>
    </style:style>
    <style:style style:family="text" style:name="ad4e074">
      <style:text-properties fo:background-color="#92D050" fo:color="#FF0000"/>
    </style:style>
    <style:style style:family="paragraph" style:list-style-name="L1" style:name="a8fed59" style:parent-style-name="ListParagraph">
      <style:paragraph-properties/>
    </style:style>
    <style:style style:family="text" style:name="a1b143d">
      <style:text-properties fo:background-color="#92D050" fo:color="#FF0000"/>
    </style:style>
    <style:style style:family="text" style:name="aceb6ed">
      <style:text-properties fo:background-color="#92D050" fo:color="#FF0000"/>
    </style:style>
    <style:style style:family="paragraph" style:list-style-name="L1" style:name="a72f4c9" style:parent-style-name="ListParagraph">
      <style:paragraph-properties/>
    </style:style>
    <style:style style:family="text" style:name="a1d36f8">
      <style:text-properties fo:background-color="#92D050" fo:color="#FF0000"/>
    </style:style>
    <style:style style:family="text" style:name="a766246">
      <style:text-properties fo:background-color="#92D050" fo:color="#FF0000"/>
    </style:style>
    <style:style style:family="paragraph" style:list-style-name="L1" style:name="a780e83" style:parent-style-name="ListParagraph">
      <style:paragraph-properties/>
    </style:style>
    <style:style style:family="text" style:name="a6828b9">
      <style:text-properties fo:background-color="#92D050" fo:color="#FF0000"/>
    </style:style>
    <style:style style:family="text" style:name="a0d7e93">
      <style:text-properties fo:background-color="#92D050" fo:color="#FF0000"/>
    </style:style>
    <style:style style:family="paragraph" style:list-style-name="L1" style:name="a3191ac" style:parent-style-name="ListParagraph">
      <style:paragraph-properties/>
    </style:style>
    <style:style style:family="paragraph" style:list-style-name="L1" style:name="acba966" style:parent-style-name="ListParagraph">
      <style:paragraph-properties/>
      <style:text-properties fo:background-color="#92D050" fo:color="#FF0000"/>
    </style:style>
    <style:style style:family="table-column" style:name="a018858">
      <style:table-column-properties style:rel-column-width="499*"/>
    </style:style>
    <style:style style:family="table" style:name="a4b3cd5" style:parent-style-name="TableGrid">
      <style:table-properties style:width="16.51cm" table:align="left"/>
    </style:style>
    <style:style style:family="text" style:name="a0289c3">
      <style:text-properties fo:background-color="#92D050" fo:color="#FF0000"/>
    </style:style>
    <style:style style:family="text" style:name="a916c6d">
      <style:text-properties fo:background-color="#92D050" fo:color="#FF0000"/>
    </style:style>
    <style:style style:family="paragraph" style:name="aeb4884" style:parent-style-name="Normal"/>
    <style:style style:family="paragraph" style:name="a865162" style:parent-style-name="Normal">
      <style:text-properties fo:background-color="#92D050" fo:color="#FF0000"/>
    </style:style>
    <style:style style:family="paragraph" style:name="ace3b47" style:parent-style-name="Normal">
      <style:text-properties fo:background-color="#92D050" fo:color="#FF0000"/>
    </style:style>
    <style:style style:family="text" style:name="a992ef2">
      <style:text-properties fo:background-color="#92D050" fo:color="#FF0000"/>
    </style:style>
    <style:style style:family="text" style:name="a7b8f5e">
      <style:text-properties fo:background-color="#92D050" fo:color="#FF0000"/>
    </style:style>
    <style:style style:family="paragraph" style:list-style-name="L1" style:name="a59554a" style:parent-style-name="ListParagraph">
      <style:paragraph-properties/>
    </style:style>
    <style:style style:family="text" style:name="ab31e71">
      <style:text-properties fo:background-color="#92D050" fo:color="#FF0000"/>
    </style:style>
    <style:style style:family="text" style:name="a2bfc7b">
      <style:text-properties fo:background-color="#92D050" fo:color="#FF0000"/>
    </style:style>
    <style:style style:family="paragraph" style:list-style-name="L1" style:name="a3faf05" style:parent-style-name="ListParagraph">
      <style:paragraph-properties/>
    </style:style>
    <style:style style:family="text" style:name="af21359">
      <style:text-properties fo:background-color="#92D050" fo:color="#FF0000"/>
    </style:style>
    <style:style style:family="text" style:name="a83977b">
      <style:text-properties fo:background-color="#92D050" fo:color="#FF0000"/>
    </style:style>
    <style:style style:family="paragraph" style:list-style-name="L1" style:name="a329fc4" style:parent-style-name="ListParagraph">
      <style:paragraph-properties/>
    </style:style>
    <style:style style:family="text" style:name="a70c8cf">
      <style:text-properties fo:background-color="#92D050" fo:color="#FF0000"/>
    </style:style>
    <style:style style:family="text" style:name="aacc748">
      <style:text-properties fo:background-color="#92D050" fo:color="#FF0000"/>
    </style:style>
    <style:style style:family="paragraph" style:list-style-name="L1" style:name="a8265d6" style:parent-style-name="ListParagraph">
      <style:paragraph-properties/>
    </style:style>
    <style:style style:family="text" style:name="ace0364">
      <style:text-properties fo:background-color="#92D050" fo:color="#FF0000"/>
    </style:style>
    <style:style style:family="text" style:name="a8b5df5">
      <style:text-properties fo:background-color="#92D050" fo:color="#FF0000"/>
    </style:style>
    <style:style style:family="paragraph" style:list-style-name="L1" style:name="a4bea53" style:parent-style-name="ListParagraph">
      <style:paragraph-properties/>
    </style:style>
    <style:style style:family="text" style:name="a420b85">
      <style:text-properties fo:background-color="#92D050" fo:color="#FF0000"/>
    </style:style>
    <style:style style:family="text" style:name="a24330f">
      <style:text-properties fo:background-color="#92D050" fo:color="#FF0000"/>
    </style:style>
    <style:style style:family="paragraph" style:list-style-name="L1" style:name="af157b2" style:parent-style-name="ListParagraph">
      <style:paragraph-properties/>
    </style:style>
    <style:style style:family="text" style:name="a726db5">
      <style:text-properties fo:background-color="#92D050" fo:color="#FF0000"/>
    </style:style>
    <style:style style:family="text" style:name="a44fb3c">
      <style:text-properties fo:background-color="#92D050" fo:color="#FF0000"/>
    </style:style>
    <style:style style:family="paragraph" style:list-style-name="L1" style:name="ac33930" style:parent-style-name="ListParagraph">
      <style:paragraph-properties/>
    </style:style>
    <style:style style:family="text" style:name="a9a569d">
      <style:text-properties fo:background-color="#92D050" fo:color="#FF0000"/>
    </style:style>
    <style:style style:family="text" style:name="a494331">
      <style:text-properties fo:background-color="#92D050" fo:color="#FF0000"/>
    </style:style>
    <style:style style:family="paragraph" style:list-style-name="L1" style:name="a571902" style:parent-style-name="ListParagraph">
      <style:paragraph-properties/>
    </style:style>
    <style:style style:family="text" style:name="a4120ea">
      <style:text-properties fo:background-color="#92D050" fo:color="#FF0000"/>
    </style:style>
    <style:style style:family="text" style:name="a7ab3f4">
      <style:text-properties fo:background-color="#92D050" fo:color="#FF0000"/>
    </style:style>
    <style:style style:family="paragraph" style:list-style-name="L1" style:name="af7d35c" style:parent-style-name="ListParagraph">
      <style:paragraph-properties/>
    </style:style>
    <style:style style:family="text" style:name="a33eaf6">
      <style:text-properties fo:background-color="#92D050" fo:color="#FF0000"/>
    </style:style>
    <style:style style:family="text" style:name="a440667">
      <style:text-properties fo:background-color="#92D050" fo:color="#FF0000"/>
    </style:style>
    <style:style style:family="paragraph" style:list-style-name="L1" style:name="ae3144a" style:parent-style-name="ListParagraph">
      <style:paragraph-properties/>
    </style:style>
    <style:style style:family="text" style:name="aca4a4b">
      <style:text-properties fo:background-color="#92D050" fo:color="#FF0000"/>
    </style:style>
    <style:style style:family="text" style:name="a3f4c2f">
      <style:text-properties fo:background-color="#92D050" fo:color="#FF0000"/>
    </style:style>
    <style:style style:family="paragraph" style:list-style-name="L1" style:name="aa6b650" style:parent-style-name="ListParagraph">
      <style:paragraph-properties/>
    </style:style>
    <style:style style:family="text" style:name="aa972ef">
      <style:text-properties fo:background-color="#92D050" fo:color="#FF0000"/>
    </style:style>
    <style:style style:family="text" style:name="a1173e5">
      <style:text-properties fo:background-color="#92D050" fo:color="#FF0000"/>
    </style:style>
    <style:style style:family="paragraph" style:list-style-name="L1" style:name="ae7f7e1" style:parent-style-name="ListParagraph">
      <style:paragraph-properties/>
    </style:style>
    <style:style style:family="text" style:name="a3c687f">
      <style:text-properties fo:background-color="#92D050" fo:color="#FF0000"/>
    </style:style>
    <style:style style:family="text" style:name="a062e96">
      <style:text-properties fo:background-color="#92D050" fo:color="#FF0000"/>
    </style:style>
    <style:style style:family="paragraph" style:list-style-name="L1" style:name="a2dbda9" style:parent-style-name="ListParagraph">
      <style:paragraph-properties/>
    </style:style>
    <style:style style:family="text" style:name="af30f1e">
      <style:text-properties fo:background-color="#92D050" fo:color="#FF0000"/>
    </style:style>
    <style:style style:family="text" style:name="a789c94">
      <style:text-properties fo:background-color="#92D050" fo:color="#FF0000"/>
    </style:style>
    <style:style style:family="paragraph" style:list-style-name="L1" style:name="aee579a" style:parent-style-name="ListParagraph">
      <style:paragraph-properties/>
    </style:style>
    <style:style style:family="text" style:name="a0d3236">
      <style:text-properties fo:background-color="#92D050" fo:color="#FF0000"/>
    </style:style>
    <style:style style:family="text" style:name="a46679c">
      <style:text-properties fo:background-color="#92D050" fo:color="#FF0000"/>
    </style:style>
    <style:style style:family="paragraph" style:list-style-name="L1" style:name="a207ede" style:parent-style-name="ListParagraph">
      <style:paragraph-properties/>
    </style:style>
    <style:style style:family="paragraph" style:list-style-name="L1" style:name="a8046db" style:parent-style-name="ListParagraph">
      <style:paragraph-properties/>
    </style:style>
    <style:style style:family="paragraph" style:list-style-name="L1" style:name="a41d6fb" style:parent-style-name="ListParagraph">
      <style:paragraph-properties/>
    </style:style>
    <style:style style:family="text" style:name="ad4303f">
      <style:text-properties fo:background-color="#92D050" fo:color="#FF0000"/>
    </style:style>
    <style:style style:family="paragraph" style:list-style-name="L1" style:name="ae6827b" style:parent-style-name="ListParagraph">
      <style:paragraph-properties/>
      <style:text-properties/>
    </style:style>
    <style:style style:family="text" style:name="a400d10">
      <style:text-properties fo:background-color="#92D050" fo:color="#FF0000"/>
    </style:style>
    <style:style style:family="paragraph" style:list-style-name="L1" style:name="af670d8" style:parent-style-name="ListParagraph">
      <style:paragraph-properties/>
      <style:text-properties/>
    </style:style>
    <style:style style:family="text" style:name="a8b74ac">
      <style:text-properties fo:background-color="#92D050" fo:color="#FF0000"/>
    </style:style>
    <style:style style:family="paragraph" style:list-style-name="L1" style:name="a99d8ec" style:parent-style-name="ListParagraph">
      <style:paragraph-properties/>
      <style:text-properties/>
    </style:style>
    <style:style style:family="text" style:name="aca8712">
      <style:text-properties fo:background-color="#92D050" fo:color="#FF0000"/>
    </style:style>
    <style:style style:family="paragraph" style:list-style-name="L1" style:name="af4cd90" style:parent-style-name="ListParagraph">
      <style:paragraph-properties/>
      <style:text-properties/>
    </style:style>
    <style:style style:family="table-column" style:name="a3356bf">
      <style:table-column-properties style:rel-column-width="998*"/>
    </style:style>
    <style:style style:family="table" style:name="a848c66" style:parent-style-name="TableGrid">
      <style:table-properties style:width="16.51cm" table:align="left"/>
    </style:style>
    <style:style style:family="text" style:name="aa1cf3f">
      <style:text-properties fo:background-color="#92D050" fo:color="#FF0000"/>
    </style:style>
    <style:style style:family="text" style:name="a16e75e">
      <style:text-properties fo:background-color="#92D050" fo:color="#FF0000"/>
    </style:style>
    <style:style style:family="paragraph" style:name="af53808" style:parent-style-name="Normal"/>
    <style:style style:family="paragraph" style:name="a848a2d" style:parent-style-name="Normal">
      <style:text-properties fo:background-color="#92D050" fo:color="#FF0000"/>
    </style:style>
    <style:style style:family="paragraph" style:name="aa24a2b" style:parent-style-name="Normal">
      <style:text-properties fo:background-color="#92D050" fo:color="#FF0000"/>
    </style:style>
    <style:style style:family="paragraph" style:list-style-name="L1" style:name="a94dd30" style:parent-style-name="ListParagraph">
      <style:paragraph-properties/>
      <style:text-properties fo:background-color="#92D050" fo:color="#FF0000"/>
    </style:style>
    <style:style style:family="text" style:name="a6c44fb">
      <style:text-properties fo:background-color="#92D050" fo:color="#FF0000"/>
    </style:style>
    <style:style style:family="text" style:name="a9e9c5c">
      <style:text-properties fo:background-color="#92D050" fo:color="#FF0000"/>
    </style:style>
    <style:style style:family="paragraph" style:name="a75dc9d" style:parent-style-name="Normal"/>
    <style:style style:family="text" style:name="a4ce087">
      <style:text-properties fo:background-color="#92D050" fo:color="#FF0000"/>
    </style:style>
    <style:style style:family="text" style:name="a70d50e">
      <style:text-properties fo:background-color="#92D050" fo:color="#FF0000"/>
    </style:style>
    <style:style style:family="paragraph" style:name="a3fb71f" style:parent-style-name="Normal"/>
    <style:style style:family="paragraph" style:name="a3d0b62" style:parent-style-name="Normal">
      <style:text-properties fo:background-color="#92D050" fo:color="#FF0000"/>
    </style:style>
    <style:style style:family="paragraph" style:list-style-name="L1" style:name="a10aa7e" style:parent-style-name="ListParagraph">
      <style:paragraph-properties/>
      <style:text-properties fo:background-color="#92D050" fo:color="#FF0000"/>
    </style:style>
    <style:style style:family="paragraph" style:list-style-name="L1" style:name="a7c81ec" style:parent-style-name="ListParagraph">
      <style:paragraph-properties/>
      <style:text-properties fo:background-color="#92D050" fo:color="#FF0000"/>
    </style:style>
    <style:style style:family="paragraph" style:list-style-name="L1" style:name="aad47e3" style:parent-style-name="ListParagraph">
      <style:paragraph-properties/>
      <style:text-properties fo:background-color="#92D050" fo:color="#FF0000"/>
    </style:style>
    <style:style style:family="paragraph" style:list-style-name="L1" style:name="ac7fa74" style:parent-style-name="ListParagraph">
      <style:paragraph-properties/>
      <style:text-properties fo:background-color="#92D050" fo:color="#FF0000"/>
    </style:style>
    <style:style style:family="paragraph" style:list-style-name="L1" style:name="aaaa6f1" style:parent-style-name="ListParagraph">
      <style:paragraph-properties/>
      <style:text-properties fo:background-color="#92D050" fo:color="#FF0000"/>
    </style:style>
    <style:style style:family="paragraph" style:list-style-name="L1" style:name="a3a781d" style:parent-style-name="ListParagraph">
      <style:paragraph-properties/>
      <style:text-properties fo:background-color="#92D050" fo:color="#FF0000"/>
    </style:style>
    <style:style style:family="paragraph" style:list-style-name="L1" style:name="a7bd3bb" style:parent-style-name="ListParagraph">
      <style:paragraph-properties/>
      <style:text-properties fo:background-color="#92D050" fo:color="#FF0000"/>
    </style:style>
    <style:style style:family="paragraph" style:list-style-name="L1" style:name="ab9afc6" style:parent-style-name="ListParagraph">
      <style:paragraph-properties/>
      <style:text-properties fo:background-color="#92D050" fo:color="#FF0000"/>
    </style:style>
    <style:style style:family="paragraph" style:list-style-name="L1" style:name="a0d7c2e" style:parent-style-name="ListParagraph">
      <style:paragraph-properties/>
      <style:text-properties fo:background-color="#92D050" fo:color="#FF0000"/>
    </style:style>
    <style:style style:family="paragraph" style:list-style-name="L1" style:name="a262f26" style:parent-style-name="ListParagraph">
      <style:paragraph-properties/>
      <style:text-properties fo:background-color="#92D050" fo:color="#FF0000"/>
    </style:style>
    <style:style style:family="paragraph" style:list-style-name="L1" style:name="ae01260" style:parent-style-name="ListParagraph">
      <style:paragraph-properties/>
      <style:text-properties fo:background-color="#92D050" fo:color="#FF0000"/>
    </style:style>
    <style:style style:family="paragraph" style:list-style-name="L1" style:name="a843171" style:parent-style-name="ListParagraph">
      <style:paragraph-properties/>
      <style:text-properties fo:background-color="#92D050" fo:color="#FF0000"/>
    </style:style>
    <style:style style:family="paragraph" style:list-style-name="L1" style:name="af512e3" style:parent-style-name="ListParagraph">
      <style:paragraph-properties/>
      <style:text-properties fo:background-color="#92D050" fo:color="#FF0000"/>
    </style:style>
    <style:style style:family="paragraph" style:list-style-name="L1" style:name="a358391" style:parent-style-name="ListParagraph">
      <style:paragraph-properties/>
      <style:text-properties fo:background-color="#92D050" fo:color="#FF0000"/>
    </style:style>
    <style:style style:family="paragraph" style:name="a2e4704" style:parent-style-name="Normal">
      <style:text-properties fo:background-color="#92D050" fo:color="#FF0000"/>
    </style:style>
    <style:style style:family="text" style:name="ac3f0a4">
      <style:text-properties fo:background-color="#92D050" fo:color="#FF0000"/>
    </style:style>
    <style:style style:family="text" style:name="ad6f76d">
      <style:text-properties fo:background-color="#92D050" fo:color="#FF0000"/>
    </style:style>
    <style:style style:family="paragraph" style:list-style-name="L1" style:name="a920e30" style:parent-style-name="ListParagraph">
      <style:paragraph-properties/>
    </style:style>
    <style:style style:family="text" style:name="a7292aa">
      <style:text-properties fo:background-color="#92D050" fo:color="#FF0000"/>
    </style:style>
    <style:style style:family="text" style:name="a1dc6a3">
      <style:text-properties fo:background-color="#92D050" fo:color="#FF0000"/>
    </style:style>
    <style:style style:family="paragraph" style:list-style-name="L1" style:name="a1bc6fb" style:parent-style-name="ListParagraph">
      <style:paragraph-properties/>
    </style:style>
    <style:style style:family="text" style:name="ae44eed">
      <style:text-properties fo:background-color="#92D050" fo:color="#FF0000"/>
    </style:style>
    <style:style style:family="text" style:name="a466503">
      <style:text-properties fo:background-color="#92D050" fo:color="#FF0000"/>
    </style:style>
    <style:style style:family="paragraph" style:list-style-name="L1" style:name="aeabd84" style:parent-style-name="ListParagraph">
      <style:paragraph-properties/>
    </style:style>
    <style:style style:family="text" style:name="ae28195">
      <style:text-properties fo:background-color="#92D050" fo:color="#FF0000"/>
    </style:style>
    <style:style style:family="text" style:name="a193c43">
      <style:text-properties fo:background-color="#92D050" fo:color="#FF0000"/>
    </style:style>
    <style:style style:family="paragraph" style:list-style-name="L1" style:name="ad47ccf" style:parent-style-name="ListParagraph">
      <style:paragraph-properties/>
    </style:style>
    <style:style style:family="text" style:name="a840cac">
      <style:text-properties fo:background-color="#92D050" fo:color="#FF0000"/>
    </style:style>
    <style:style style:family="text" style:name="ae4bfaf">
      <style:text-properties fo:background-color="#92D050" fo:color="#FF0000"/>
    </style:style>
    <style:style style:family="paragraph" style:list-style-name="L1" style:name="a9aeddb" style:parent-style-name="ListParagraph">
      <style:paragraph-properties/>
    </style:style>
    <style:style style:family="text" style:name="ae4702b">
      <style:text-properties fo:background-color="#92D050" fo:color="#FF0000"/>
    </style:style>
    <style:style style:family="text" style:name="ad32bc1">
      <style:text-properties fo:background-color="#92D050" fo:color="#FF0000"/>
    </style:style>
    <style:style style:family="paragraph" style:list-style-name="L1" style:name="a8c2a18" style:parent-style-name="ListParagraph">
      <style:paragraph-properties/>
    </style:style>
    <style:style style:family="text" style:name="ac30055">
      <style:text-properties fo:background-color="#92D050" fo:color="#FF0000"/>
    </style:style>
    <style:style style:family="text" style:name="a438778">
      <style:text-properties fo:background-color="#92D050" fo:color="#FF0000"/>
    </style:style>
    <style:style style:family="paragraph" style:list-style-name="L1" style:name="a48272a" style:parent-style-name="ListParagraph">
      <style:paragraph-properties/>
    </style:style>
    <style:style style:family="text" style:name="af0005a">
      <style:text-properties fo:background-color="#92D050" fo:color="#FF0000"/>
    </style:style>
    <style:style style:family="text" style:name="a88bd85">
      <style:text-properties fo:background-color="#92D050" fo:color="#FF0000"/>
    </style:style>
    <style:style style:family="paragraph" style:list-style-name="L1" style:name="a61a1f8" style:parent-style-name="ListParagraph">
      <style:paragraph-properties/>
    </style:style>
    <style:style style:family="text" style:name="a52a759">
      <style:text-properties fo:background-color="#92D050" fo:color="#FF0000"/>
    </style:style>
    <style:style style:family="text" style:name="a04e34d">
      <style:text-properties fo:background-color="#92D050" fo:color="#FF0000"/>
    </style:style>
    <style:style style:family="paragraph" style:list-style-name="L1" style:name="aa0ef0f" style:parent-style-name="ListParagraph">
      <style:paragraph-properties/>
    </style:style>
    <style:style style:family="text" style:name="ad055a2">
      <style:text-properties fo:background-color="#92D050" fo:color="#FF0000"/>
    </style:style>
    <style:style style:family="text" style:name="a0203b4">
      <style:text-properties fo:background-color="#92D050" fo:color="#FF0000"/>
    </style:style>
    <style:style style:family="paragraph" style:list-style-name="L1" style:name="ad89654" style:parent-style-name="ListParagraph">
      <style:paragraph-properties/>
    </style:style>
    <style:style style:family="text" style:name="a728055">
      <style:text-properties fo:background-color="#92D050" fo:color="#FF0000"/>
    </style:style>
    <style:style style:family="text" style:name="aed03ba">
      <style:text-properties fo:background-color="#92D050" fo:color="#FF0000"/>
    </style:style>
    <style:style style:family="paragraph" style:list-style-name="L1" style:name="a7ce005" style:parent-style-name="ListParagraph">
      <style:paragraph-properties/>
    </style:style>
    <style:style style:family="text" style:name="ad61948">
      <style:text-properties fo:background-color="#92D050" fo:color="#FF0000"/>
    </style:style>
    <style:style style:family="text" style:name="ab276ea">
      <style:text-properties fo:background-color="#92D050" fo:color="#FF0000"/>
    </style:style>
    <style:style style:family="paragraph" style:list-style-name="L1" style:name="a88b906" style:parent-style-name="ListParagraph">
      <style:paragraph-properties/>
    </style:style>
    <style:style style:family="text" style:name="a347944">
      <style:text-properties fo:background-color="#92D050" fo:color="#FF0000"/>
    </style:style>
    <style:style style:family="text" style:name="af07997">
      <style:text-properties fo:background-color="#92D050" fo:color="#FF0000"/>
    </style:style>
    <style:style style:family="paragraph" style:list-style-name="L1" style:name="aab948c" style:parent-style-name="ListParagraph">
      <style:paragraph-properties/>
    </style:style>
    <style:style style:family="text" style:name="a331289">
      <style:text-properties fo:background-color="#92D050" fo:color="#FF0000"/>
    </style:style>
    <style:style style:family="text" style:name="a7be6e7">
      <style:text-properties fo:background-color="#92D050" fo:color="#FF0000"/>
    </style:style>
    <style:style style:family="paragraph" style:list-style-name="L1" style:name="a453105" style:parent-style-name="ListParagraph">
      <style:paragraph-properties/>
    </style:style>
    <style:style style:family="text" style:name="a1c71ae">
      <style:text-properties fo:background-color="#92D050" fo:color="#FF0000"/>
    </style:style>
    <style:style style:family="text" style:name="a5a80b6">
      <style:text-properties fo:background-color="#92D050" fo:color="#FF0000"/>
    </style:style>
    <style:style style:family="paragraph" style:list-style-name="L1" style:name="a55665f" style:parent-style-name="ListParagraph">
      <style:paragraph-properties/>
    </style:style>
    <style:style style:family="table-cell" style:name="a0e4d89">
      <style:table-cell-properties fo:background-color=""/>
    </style:style>
    <style:style style:family="table-column" style:name="a3252c5">
      <style:table-column-properties style:rel-column-width="499*"/>
    </style:style>
    <style:style style:family="table" style:name="acedf3c" style:parent-style-name="TableGrid">
      <style:table-properties style:width="16.51cm" table:align="left"/>
    </style:style>
    <style:style style:family="text" style:name="a3f639a">
      <style:text-properties/>
    </style:style>
    <style:style style:family="paragraph" style:name="af324d3" style:parent-style-name="Normal">
      <style:paragraph-properties/>
      <style:text-properties fo:background-color="#92D050" fo:color="#FF0000"/>
    </style:style>
    <style:style style:family="text" style:name="ab5c25a">
      <style:text-properties fo:background-color="#92D050" fo:color="#FF0000"/>
    </style:style>
    <style:style style:family="text" style:name="a4ee648">
      <style:text-properties fo:background-color="#92D050" fo:color="#FF0000"/>
    </style:style>
    <style:style style:family="text" style:name="aca33d6">
      <style:text-properties fo:background-color="#92D050" fo:color="#FF0000"/>
    </style:style>
    <style:style style:family="text" style:name="a65053a">
      <style:text-properties fo:background-color="#92D050" fo:color="#FF0000"/>
    </style:style>
    <style:style style:family="text" style:name="a9b474f">
      <style:text-properties fo:background-color="#92D050" fo:color="#FF0000"/>
    </style:style>
    <style:style style:family="text" style:name="a2da169">
      <style:text-properties fo:background-color="#92D050" fo:color="#FF0000"/>
    </style:style>
    <style:style style:family="text" style:name="a67dbe8">
      <style:text-properties fo:background-color="#92D050" fo:color="#FF0000"/>
    </style:style>
    <style:style style:family="text" style:name="ac28fa6">
      <style:text-properties fo:background-color="#92D050" fo:color="#FF0000"/>
    </style:style>
    <style:style style:family="text" style:name="a926835">
      <style:text-properties fo:background-color="#92D050" fo:color="#FF0000"/>
    </style:style>
    <style:style style:family="text" style:name="ab682de">
      <style:text-properties fo:background-color="#92D050" fo:color="#FF0000"/>
    </style:style>
    <style:style style:family="text" style:name="a1eb48b">
      <style:text-properties fo:background-color="#92D050" fo:color="#FF0000"/>
    </style:style>
    <style:style style:family="text" style:name="a91c061">
      <style:text-properties fo:background-color="#92D050" fo:color="#FF0000"/>
    </style:style>
    <style:style style:family="text" style:name="a52c94b">
      <style:text-properties fo:background-color="#92D050" fo:color="#FF0000"/>
    </style:style>
    <style:style style:family="text" style:name="a248838">
      <style:text-properties fo:background-color="#92D050" fo:color="#FF0000"/>
    </style:style>
    <style:style style:family="text" style:name="ab01139">
      <style:text-properties fo:background-color="#92D050" fo:color="#FF0000"/>
    </style:style>
    <style:style style:family="text" style:name="ada8d4f">
      <style:text-properties fo:background-color="#92D050" fo:color="#FF0000"/>
    </style:style>
    <style:style style:family="text" style:name="a118bcd">
      <style:text-properties fo:background-color="#92D050" fo:color="#FF0000"/>
    </style:style>
    <text:list-style style:name="L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style:style style:family="text" style:name="a741b47">
      <style:text-properties fo:background-color="#92D050" fo:color="#FF0000"/>
    </style:style>
    <style:style style:family="text" style:name="ad127e3">
      <style:text-properties fo:background-color="#92D050" fo:color="#FF0000"/>
    </style:style>
    <style:style style:family="text" style:name="a4ccd70">
      <style:text-properties fo:background-color="#92D050" fo:color="#FF0000"/>
    </style:style>
    <style:style style:family="text" style:name="af9d8f9">
      <style:text-properties fo:background-color="#92D050" fo:color="#FF0000"/>
    </style:style>
    <style:style style:family="text" style:name="a0b4ecf">
      <style:text-properties fo:background-color="#92D050" fo:color="#FF0000"/>
    </style:style>
    <style:style style:family="text" style:name="af6330a">
      <style:text-properties fo:background-color="#92D050" fo:color="#FF0000"/>
    </style:style>
    <style:style style:family="text" style:name="ad85edb">
      <style:text-properties fo:background-color="#92D050" fo:color="#FF0000"/>
    </style:style>
    <style:style style:family="text" style:name="ae14819">
      <style:text-properties fo:background-color="#92D050" fo:color="#FF0000"/>
    </style:style>
    <style:style style:family="text" style:name="a0ab52e">
      <style:text-properties fo:background-color="#92D050" fo:color="#FF0000"/>
    </style:style>
    <style:style style:family="text" style:name="a749748">
      <style:text-properties fo:background-color="#92D050" fo:color="#FF0000"/>
    </style:style>
    <style:style style:family="text" style:name="a2484e5">
      <style:text-properties fo:background-color="#92D050" fo:color="#FF0000"/>
    </style:style>
    <style:style style:family="text" style:name="abe8ea5">
      <style:text-properties fo:background-color="#92D050" fo:color="#FF0000"/>
    </style:style>
    <style:style style:family="text" style:name="a0a6874">
      <style:text-properties fo:background-color="#92D050" fo:color="#FF0000"/>
    </style:style>
    <style:style style:family="text" style:name="abd20fb">
      <style:text-properties fo:background-color="#92D050" fo:color="#FF0000"/>
    </style:style>
    <style:style style:family="text" style:name="a0ce171">
      <style:text-properties fo:background-color="#92D050" fo:color="#FF0000"/>
    </style:style>
    <style:style style:family="text" style:name="a096fa6">
      <style:text-properties fo:background-color="#92D050" fo:color="#FF0000"/>
    </style:style>
    <style:style style:family="text" style:name="a2dda3a">
      <style:text-properties fo:background-color="#92D050" fo:color="#FF0000"/>
    </style:style>
    <style:style style:family="text" style:name="a813373">
      <style:text-properties fo:background-color="#92D050" fo:color="#FF0000"/>
    </style:style>
    <style:style style:family="text" style:name="aca5d37">
      <style:text-properties fo:background-color="#92D050" fo:color="#FF0000"/>
    </style:style>
    <style:style style:family="text" style:name="a0e6859">
      <style:text-properties fo:background-color="#92D050" fo:color="#FF0000"/>
    </style:style>
    <style:style style:family="text" style:name="af5e1f0">
      <style:text-properties fo:background-color="#92D050" fo:color="#FF0000"/>
    </style:style>
    <style:style style:family="text" style:name="a99ba76">
      <style:text-properties fo:background-color="#92D050" fo:color="#FF0000"/>
    </style:style>
    <style:style style:family="text" style:name="ad48078">
      <style:text-properties fo:background-color="#92D050" fo:color="#FF0000"/>
    </style:style>
    <style:style style:family="text" style:name="aa94828">
      <style:text-properties fo:background-color="#92D050" fo:color="#FF0000"/>
    </style:style>
    <style:style style:family="text" style:name="adb09b2">
      <style:text-properties fo:background-color="#92D050" fo:color="#FF0000"/>
    </style:style>
    <style:style style:family="text" style:name="a9e806f">
      <style:text-properties fo:background-color="#92D050" fo:color="#FF0000"/>
    </style:style>
    <style:style style:family="text" style:name="ac7d4d3">
      <style:text-properties fo:background-color="#92D050" fo:color="#FF0000"/>
    </style:style>
    <style:style style:family="text" style:name="af49b44">
      <style:text-properties fo:background-color="#92D050" fo:color="#FF0000"/>
    </style:style>
    <style:style style:family="text" style:name="af9f1ad">
      <style:text-properties fo:background-color="#92D050" fo:color="#FF0000"/>
    </style:style>
    <style:style style:family="text" style:name="a4dc5ea">
      <style:text-properties fo:background-color="#92D050" fo:color="#FF0000"/>
    </style:style>
    <style:style style:family="text" style:name="a398f03">
      <style:text-properties fo:background-color="#92D050" fo:color="#FF0000"/>
    </style:style>
  </office:automatic-styles>
  <office:body>
    <office:text>
      <text:p text:style-name="af324d3"><text:span text:style-name="a3f639a">text</text:span></text:p>
      <table:table table:style-name="acedf3c">
        <table:table-column table:number-columns-repeated="2" table:style-name="a3252c5"/>
        <table:table-row>
          <table:table-cell table:style-name="a0e4d89">
            <text:list text:continue-numbering="true" text:style-name="L1">
              <text:list-item>
                <text:p text:style-name="a55665f"><text:span text:style-name="ab5c25a">sd</text:span><text:span text:style-name="a1c71ae">gasjdajsdgajsdgjas</text:span></text:p>
              </text:list-item>
            </text:list>
            <text:list text:continue-numbering="true" text:style-name="L1">
              <text:list-item>
                <text:p text:style-name="a453105"><text:span text:style-name="a4ee648">as</text:span><text:span text:style-name="a331289">dasdasgdjsad</text:span></text:p>
              </text:list-item>
            </text:list>
            <text:list text:continue-numbering="true" text:style-name="L1">
              <text:list-item>
                <text:p text:style-name="aab948c"><text:span text:style-name="aca33d6">as</text:span><text:span text:style-name="a347944">dasgd</text:span></text:p>
              </text:list-item>
            </text:list>
            <text:list text:continue-numbering="true" text:style-name="L1">
              <text:list-item>
                <text:p text:style-name="a88b906"><text:span text:style-name="a65053a">xk</text:span><text:span text:style-name="ad61948">hvkx</text:span></text:p>
              </text:list-item>
            </text:list>
            <text:list text:continue-numbering="true" text:style-name="L1">
              <text:list-item>
                <text:list>
                  <text:list-item>
                    <text:p text:style-name="a7ce005"><text:span text:style-name="a9b474f">sy</text:span><text:span text:style-name="a728055">dkasdk</text:span></text:p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ad89654"><text:span text:style-name="a2da169">as</text:span><text:span text:style-name="ad055a2">fk</text:span></text:p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aa0ef0f"><text:span text:style-name="a67dbe8">sd</text:span><text:span text:style-name="a52a759">kfsö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61a1f8"><text:span text:style-name="ac28fa6">sd</text:span><text:span text:style-name="af0005a">f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48272a"><text:span text:style-name="a926835">as</text:span><text:span text:style-name="ac30055">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8c2a18"><text:span text:style-name="ab682de">as</text:span><text:span text:style-name="ae4702b">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9aeddb"><text:span text:style-name="a1eb48b">as</text:span><text:span text:style-name="a840cac">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d47ccf"><text:span text:style-name="a91c061">as</text:span><text:span text:style-name="ae28195">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eabd84"><text:span text:style-name="a52c94b">a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1bc6fb"><text:span text:style-name="a248838">sa</text:span><text:span text:style-name="a7292aa">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920e30"><text:span text:style-name="ab01139">sa</text:span><text:span text:style-name="ac3f0a4">d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>
            <text:p text:style-name="a2e4704"/>
          </table:table-cell>
        </table:table-row>
        <table:table-row>
          <table:table-cell>
            <text:list text:continue-numbering="true" text:style-name="L1">
              <text:list-item>
                <text:p text:style-name="a358391"/>
              </text:list-item>
            </text:list>
          </table:table-cell>
          <table:table-cell>
            <text:list text:continue-numbering="true" text:style-name="L1">
              <text:list-item>
                <text:p text:style-name="af512e3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843171"/>
              </text:list-item>
            </text:list>
          </table:table-cell>
          <table:table-cell>
            <text:list text:continue-numbering="true" text:style-name="L1">
              <text:list-item>
                <text:p text:style-name="ae01260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262f26"/>
              </text:list-item>
            </text:list>
          </table:table-cell>
          <table:table-cell>
            <text:list text:continue-numbering="true" text:style-name="L1">
              <text:list-item>
                <text:p text:style-name="a0d7c2e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b9afc6"/>
              </text:list-item>
            </text:list>
          </table:table-cell>
          <table:table-cell>
            <text:list text:continue-numbering="true" text:style-name="L1">
              <text:list-item>
                <text:p text:style-name="a7bd3bb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3a781d"/>
              </text:list-item>
            </text:list>
          </table:table-cell>
          <table:table-cell>
            <text:list text:continue-numbering="true" text:style-name="L1">
              <text:list-item>
                <text:p text:style-name="aaaa6f1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c7fa74"/>
              </text:list-item>
            </text:list>
          </table:table-cell>
          <table:table-cell>
            <text:list text:continue-numbering="true" text:style-name="L1">
              <text:list-item>
                <text:p text:style-name="aad47e3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7c81ec"/>
              </text:list-item>
            </text:list>
          </table:table-cell>
          <table:table-cell>
            <text:list text:continue-numbering="true" text:style-name="L1">
              <text:list-item>
                <text:p text:style-name="a10aa7e"/>
              </text:list-item>
            </text:list>
          </table:table-cell>
        </table:table-row>
      </table:table>
      <text:p text:style-name="a3d0b62">asdasdtext</text:p>
      <text:p text:style-name="a3fb71f"><text:span text:style-name="ada8d4f">as</text:span><text:span text:style-name="a4ce087">dadasd</text:span></text:p>
      <text:p text:style-name="a75dc9d"><text:span text:style-name="a118bcd">as</text:span><text:span text:style-name="a6c44fb">d</text:span></text:p>
      <text:list text:continue-numbering="true" text:style-name="L1">
        <text:list-item>
          <text:p text:style-name="a94dd30"/>
        </text:list-item>
      </text:list>
      <text:p text:style-name="aa24a2b"/>
      <text:p text:style-name="a848a2d"/>
      <text:p text:style-name="af53808"><text:span text:style-name="a741b47">wq</text:span><text:span text:style-name="aa1cf3f">e</text:span></text:p>
      <table:table table:style-name="a848c66">
        <table:table-column table:number-columns-repeated="2" table:style-name="a3356bf"/>
        <table:table-row>
          <table:table-cell>
            <text:list text:continue-numbering="true" text:style-name="L1">
              <text:list-item>
                <text:p text:style-name="af4cd90"><text:span text:style-name="aca8712">sdgasjdajsdgajsdgjas</text:span></text:p>
              </text:list-item>
            </text:list>
            <text:list text:continue-numbering="true" text:style-name="L1">
              <text:list-item>
                <text:p text:style-name="a99d8ec"><text:span text:style-name="a8b74ac">asdasdasgdjsad</text:span></text:p>
              </text:list-item>
            </text:list>
            <text:list text:continue-numbering="true" text:style-name="L1">
              <text:list-item>
                <text:p text:style-name="af670d8"><text:span text:style-name="a400d10">asdasd</text:span></text:p>
              </text:list-item>
            </text:list>
            <text:list text:continue-numbering="true" text:style-name="L1">
              <text:list-item>
                <text:p text:style-name="ae6827b"><text:span text:style-name="ad4303f">asdasgd</text:span></text:p>
              </text:list-item>
            </text:list>
            <text:list text:continue-numbering="true" text:style-name="L1">
              <text:list-item>
                <text:p text:style-name="a41d6fb">asdadasd</text:p>
              </text:list-item>
            </text:list>
            <text:list text:continue-numbering="true" text:style-name="L1">
              <text:list-item>
                <text:p text:style-name="a8046db">asd</text:p>
              </text:list-item>
            </text:list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</table:table-row>
      </table:table>
      <text:p>qweqwe</text:p>
      <text:list text:continue-numbering="true" text:style-name="L1">
        <text:list-item>
          <text:p text:style-name="a207ede"><text:span text:style-name="ad127e3">sd</text:span><text:span text:style-name="a0d3236">gasjdajsdgajsdgjas</text:span></text:p>
        </text:list-item>
      </text:list>
      <text:list text:continue-numbering="true" text:style-name="L1">
        <text:list-item>
          <text:p text:style-name="aee579a"><text:span text:style-name="a4ccd70">as</text:span><text:span text:style-name="af30f1e">dasdasgdjsad</text:span></text:p>
        </text:list-item>
      </text:list>
      <text:list text:continue-numbering="true" text:style-name="L1">
        <text:list-item>
          <text:p text:style-name="a2dbda9"><text:span text:style-name="af9d8f9">as</text:span><text:span text:style-name="a3c687f">dasgd</text:span></text:p>
        </text:list-item>
      </text:list>
      <text:list text:continue-numbering="true" text:style-name="L1">
        <text:list-item>
          <text:p text:style-name="ae7f7e1"><text:span text:style-name="a0b4ecf">xk</text:span><text:span text:style-name="aa972ef">hvkx</text:span></text:p>
        </text:list-item>
      </text:list>
      <text:list text:continue-numbering="true" text:style-name="L1">
        <text:list-item>
          <text:list>
            <text:list-item>
              <text:p text:style-name="aa6b650"><text:span text:style-name="af6330a">sy</text:span><text:span text:style-name="aca4a4b">dkasdk</text:span></text:p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p text:style-name="ae3144a"><text:span text:style-name="ad85edb">as</text:span><text:span text:style-name="a33eaf6">fk</text:span></text:p>
                </text:list-item>
              </text:list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af7d35c"><text:span text:style-name="ae14819">sd</text:span><text:span text:style-name="a4120ea">kfsöd</text:span></text:p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571902"><text:span text:style-name="a0ab52e">sd</text:span><text:span text:style-name="a9a569d">f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c33930"><text:span text:style-name="a749748">as</text:span><text:span text:style-name="a726db5">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f157b2"><text:span text:style-name="a2484e5">as</text:span><text:span text:style-name="a420b85">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4bea53"><text:span text:style-name="abe8ea5">as</text:span><text:span text:style-name="ace0364">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8265d6"><text:span text:style-name="a0a6874">as</text:span><text:span text:style-name="a70c8cf">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329fc4"><text:span text:style-name="abd20fb">a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3faf05"><text:span text:style-name="a0ce171">sa</text:span><text:span text:style-name="ab31e71">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59554a"><text:span text:style-name="a096fa6">sa</text:span><text:span text:style-name="a992ef2">d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ace3b47"/>
      <text:p text:style-name="a865162"/>
      <text:p text:style-name="aeb4884"><text:span text:style-name="a2dda3a">te</text:span><text:span text:style-name="a0289c3">xt</text:span></text:p>
      <table:table table:style-name="a4b3cd5">
        <table:table-column table:number-columns-repeated="2" table:style-name="a018858"/>
        <table:table-row>
          <table:table-cell>
            <text:list text:continue-numbering="true" text:style-name="L1">
              <text:list-item>
                <text:p text:style-name="acba966">sdgasjdajsdgajsdgjas</text:p>
              </text:list-item>
            </text:list>
            <text:list text:continue-numbering="true" text:style-name="L1">
              <text:list-item>
                <text:p text:style-name="a3191ac"><text:span text:style-name="a813373">as</text:span><text:span text:style-name="a6828b9">dasdasgdjsad</text:span></text:p>
              </text:list-item>
            </text:list>
            <text:list text:continue-numbering="true" text:style-name="L1">
              <text:list-item>
                <text:p text:style-name="a780e83"><text:span text:style-name="aca5d37">as</text:span><text:span text:style-name="a1d36f8">dasgd</text:span></text:p>
              </text:list-item>
            </text:list>
            <text:list text:continue-numbering="true" text:style-name="L1">
              <text:list-item>
                <text:p text:style-name="a72f4c9"><text:span text:style-name="a0e6859">xk</text:span><text:span text:style-name="a1b143d">hvkx</text:span></text:p>
              </text:list-item>
            </text:list>
            <text:list text:continue-numbering="true" text:style-name="L1">
              <text:list-item>
                <text:list>
                  <text:list-item>
                    <text:p text:style-name="a8fed59"><text:span text:style-name="af5e1f0">sy</text:span><text:span text:style-name="a5aeb65">dkasdk</text:span></text:p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aa290ba"><text:span text:style-name="a99ba76">as</text:span><text:span text:style-name="ac3db47">fk</text:span></text:p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a145f52"><text:span text:style-name="ad48078">sd</text:span><text:span text:style-name="af1b34d">kfsö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7120e0"><text:span text:style-name="aa94828">sd</text:span><text:span text:style-name="a353c5b">f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97454e"><text:span text:style-name="adb09b2">as</text:span><text:span text:style-name="ab547fd">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6d20ce"><text:span text:style-name="a9e806f">as</text:span><text:span text:style-name="a84fffe">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7d1d47"><text:span text:style-name="ac7d4d3">as</text:span><text:span text:style-name="ad9302c">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443b18"><text:span text:style-name="af49b44">as</text:span><text:span text:style-name="a43848f">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4f7b21"><text:span text:style-name="af9f1ad">a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7e0c24"><text:span text:style-name="a4dc5ea">sa</text:span><text:span text:style-name="aedde10">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df5576"><text:span text:style-name="a398f03">sa</text:span><text:span text:style-name="ac36fee">d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>
            <text:list text:continue-numbering="true" text:style-name="L1">
              <text:list-item>
                <text:p text:style-name="aad38fa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a29966"/>
              </text:list-item>
            </text:list>
          </table:table-cell>
          <table:table-cell>
            <text:list text:continue-numbering="true" text:style-name="L1">
              <text:list-item>
                <text:p text:style-name="a6789fa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640337"/>
              </text:list-item>
            </text:list>
          </table:table-cell>
          <table:table-cell>
            <text:list text:continue-numbering="true" text:style-name="L1">
              <text:list-item>
                <text:p text:style-name="ad4266e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d44fd7"/>
              </text:list-item>
            </text:list>
          </table:table-cell>
          <table:table-cell>
            <text:list text:continue-numbering="true" text:style-name="L1">
              <text:list-item>
                <text:p text:style-name="a232064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a694d6"/>
              </text:list-item>
            </text:list>
          </table:table-cell>
          <table:table-cell>
            <text:list text:continue-numbering="true" text:style-name="L1">
              <text:list-item>
                <text:p text:style-name="a53da11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bbfa2a"/>
              </text:list-item>
            </text:list>
          </table:table-cell>
          <table:table-cell>
            <text:list text:continue-numbering="true" text:style-name="L1">
              <text:list-item>
                <text:p text:style-name="a88b708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32bfeb"/>
              </text:list-item>
            </text:list>
          </table:table-cell>
          <table:table-cell>
            <text:list text:continue-numbering="true" text:style-name="L1">
              <text:list-item>
                <text:p text:style-name="a84e088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ee6921"/>
              </text:list-item>
            </text:list>
          </table:table-cell>
          <table:table-cell>
            <text:list text:continue-numbering="true" text:style-name="L1">
              <text:list-item>
                <text:p text:style-name="a85a5c0"/>
              </text:list-item>
            </text:list>
          </table:table-cell>
        </table:table-row>
      </table:table>
      <text:p text:style-name="Standard"><text:span text:style-name="ac272b7">tex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Table Grid" style:family="table" style:name="TableGrid"/>
    <style:style style:display-name="List Paragraph" style:family="paragraph" style:name="ListParagraph" style:next-style-name="ListParagraph" style:parent-style-name="Normal">
      <style:paragraph-properties fo:margin-left="12.7mm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9</dc:date>
    <meta:editing-cycles>2</meta:editing-cycles>
    <meta:editing-duration>PT0.038S</meta:editing-duration>
  </office:meta>
</office:document-meta>
</file>